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44" svg:stroke-width="0.019cm" svg:stroke-color="#000000" draw:marker-start="" draw:marker-start-width="0.33cm" draw:marker-start-center="false" draw:marker-end="" draw:marker-end-width="0.33cm" draw:marker-end-center="false" draw:fill="solid" draw:fill-color="#ffe399"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draw:stroke-dash="Dashed_20__28_var_29__20_46"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3" style:family="graphic" style:parent-style-name="standard">
      <style:graphic-properties draw:stroke="solid" draw:stroke-dash="Dashed_20__28_var_29__20_47"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draw:stroke-dash="Dashed_20__28_var_29__20_48"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draw:stroke-dash="Dashed_20__28_var_29__20_49"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draw:stroke-dash="Dashed_20__28_var_29__20_50"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draw:stroke-dash="Dashed_20__28_var_29__20_51"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draw:stroke-dash="Dashed_20__28_var_29__20_52"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P1" style:family="paragraph">
      <loext:graphic-properties draw:fill="solid" draw:fill-color="#ffe3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office:automatic-styles>
  <office:body>
    <office:drawing>
      <draw:page draw:name="page1" draw:style-name="dp1" draw:master-page-name="Default">
        <draw:g>
          <draw:polygon draw:style-name="gr1" draw:text-style-name="P1" draw:layer="layout" svg:width="1.799cm" svg:height="1.351cm" svg:x="10.039cm" svg:y="14.682cm" svg:viewBox="0 0 1800 1352" draw:points="1679,0 1699,40 1719,80 1737,121 1753,164 1766,206 1777,250 1786,294 1793,338 1797,383 1800,428 1799,473 1798,518 1793,562 1787,606 1778,651 1767,694 1754,737 1739,780 1721,820 1702,861 1681,901 1657,939 1632,977 1605,1012 1576,1047 1546,1079 1514,1111 1480,1140 1445,1169 1409,1195 1371,1219 1332,1242 1291,1263 1251,1281 1209,1297 1167,1312 1123,1324 1080,1335 1035,1342 991,1348 946,1351 901,1352 857,1351 811,1348 767,1342 723,1335 679,1325 636,1312 593,1298 551,1282 510,1263 470,1243 431,1221 394,1197 357,1170 323,1142 289,1113 256,1082 226,1048 197,1014 169,978 145,941 121,903 99,863 80,823 62,782 47,739 34,697 23,653 14,609 7,565 3,520 0,475 0,431 2,385 7,341 13,296 23,252 34,209 47,166 62,123 79,82 99,42 121,2 900,452">
            <text:p/>
          </draw:polygon>
          <draw:circle draw:style-name="gr2" draw:text-style-name="P2" draw:layer="layout" svg:width="1.8cm" svg:height="1.8cm" svg:x="10.038cm" svg:y="14.237cm">
            <text:p/>
          </draw:circle>
          <draw:line draw:style-name="gr3" draw:text-style-name="P3" draw:layer="layout" svg:x1="10.937cm" svg:y1="14.237cm" svg:x2="10.937cm" svg:y2="16.037cm">
            <text:p/>
          </draw:line>
          <draw:line draw:style-name="gr4" draw:text-style-name="P3" draw:layer="layout" svg:x1="10.039cm" svg:y1="15.137cm" svg:x2="11.839cm" svg:y2="15.137cm">
            <text:p/>
          </draw:line>
          <draw:line draw:style-name="gr5" draw:text-style-name="P3" draw:layer="layout" svg:x1="10.487cm" svg:y1="15.916cm" svg:x2="11.387cm" svg:y2="14.357cm">
            <text:p/>
          </draw:line>
          <draw:line draw:style-name="gr6" draw:text-style-name="P3" draw:layer="layout" svg:x1="10.159cm" svg:y1="15.585cm" svg:x2="11.718cm" svg:y2="14.685cm">
            <text:p/>
          </draw:line>
          <draw:line draw:style-name="gr7" draw:text-style-name="P3" draw:layer="layout" svg:x1="10.487cm" svg:y1="14.357cm" svg:x2="11.387cm" svg:y2="15.916cm">
            <text:p/>
          </draw:line>
          <draw:line draw:style-name="gr8" draw:text-style-name="P3" draw:layer="layout" svg:x1="10.159cm" svg:y1="14.685cm" svg:x2="11.718cm" svg:y2="15.585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4" draw:display-name="Dashed (var) 44"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07:52:15.926900325</meta:creation-date>
    <dc:date>2018-05-08T07:52:31.854227622</dc:date>
    <meta:editing-duration>PT16S</meta:editing-duration>
    <meta:editing-cycles>1</meta:editing-cycles>
    <meta:document-statistic meta:object-count="9"/>
    <meta:generator>LibreOffice/6.0.0.3$MacOSX_X86_64 LibreOffice_project/64a0f66915f38c6217de274f0aa8e15618924765</meta:generator>
  </office:meta>
</office:document-meta>
</file>